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3047" officeooo:paragraph-rsid="001acb21"/>
    </style:style>
    <style:style style:name="P2" style:family="paragraph" style:parent-style-name="Standard">
      <style:text-properties officeooo:rsid="00193047" officeooo:paragraph-rsid="001bb009"/>
    </style:style>
    <style:style style:name="T1" style:family="text">
      <style:text-properties officeooo:rsid="001bb009"/>
    </style:style>
    <style:style style:name="T2" style:family="text">
      <style:text-properties officeooo:rsid="001c90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My house in georgia is very big,there is one kitchen </text:p>
      <text:p text:style-name="P1"><text:tab/><text:tab/> tow toilets tox living room one in the first floor and </text:p>
      <text:p text:style-name="P1"><text:tab/><text:tab/>one in the second floor <text:s/>.There is seven bed rooms and</text:p>
      <text:p text:style-name="P2"><text:tab/><text:tab/> thirtenn rooms.<text:span text:style-name="T1">and i have a big garden and some fruits </text:span></text:p>
      <text:p text:style-name="P2"><text:span text:style-name="T1"><text:tab/><text:tab/>and vegetables in my garden</text:span><text:span text:style-name="T2">SSssss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2:29:50.166000000</meta:creation-date>
    <dc:date>2024-09-18T17:26:31.968000000</dc:date>
    <meta:editing-duration>PT1H57M2S</meta:editing-duration>
    <meta:editing-cycles>1</meta:editing-cycles>
    <meta:document-statistic meta:table-count="0" meta:image-count="0" meta:object-count="0" meta:page-count="1" meta:paragraph-count="5" meta:word-count="47" meta:character-count="263" meta:non-whitespace-character-count="205"/>
    <meta:generator>LibreOffice/24.2.2.2$Windows_X86_64 LibreOffice_project/d56cc158d8a96260b836f100ef4b4ef25d6f1a01</meta:generator>
  </office:meta>
</office:document-meta>
</file>